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0.96mm"/>
    </style:style>
    <style:style style:name="co13" style:family="table-column">
      <style:table-column-properties fo:break-before="auto" style:column-width="21.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FMC_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9.11" calcext:value-type="float">
            <text:p>5109,11</text:p>
          </table:table-cell>
          <table:table-cell office:value-type="float" office:value="0.18515" calcext:value-type="float">
            <text:p>0,18515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0.04066" calcext:value-type="float">
            <text:p>0,04066</text:p>
          </table:table-cell>
          <table:table-cell office:value-type="float" office:value="21" calcext:value-type="float">
            <text:p>21</text:p>
          </table:table-cell>
          <table:table-cell office:value-type="float" office:value="21.07364" calcext:value-type="float">
            <text:p>21,073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9.11" calcext:value-type="float">
            <text:p>5109,11</text:p>
          </table:table-cell>
          <table:table-cell office:value-type="float" office:value="0.18515" calcext:value-type="float">
            <text:p>0,18515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153" calcext:value-type="float">
            <text:p>0,00153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0.04066" calcext:value-type="float">
            <text:p>0,04066</text:p>
          </table:table-cell>
          <table:table-cell office:value-type="float" office:value="21" calcext:value-type="float">
            <text:p>21</text:p>
          </table:table-cell>
          <table:table-cell office:value-type="float" office:value="21.07364" calcext:value-type="float">
            <text:p>21,073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9.11" calcext:value-type="float">
            <text:p>5109,11</text:p>
          </table:table-cell>
          <table:table-cell office:value-type="float" office:value="0.18515" calcext:value-type="float">
            <text:p>0,18515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0.04066" calcext:value-type="float">
            <text:p>0,04066</text:p>
          </table:table-cell>
          <table:table-cell office:value-type="float" office:value="21" calcext:value-type="float">
            <text:p>21</text:p>
          </table:table-cell>
          <table:table-cell office:value-type="float" office:value="21.07364" calcext:value-type="float">
            <text:p>21,073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9.11" calcext:value-type="float">
            <text:p>5109,11</text:p>
          </table:table-cell>
          <table:table-cell office:value-type="float" office:value="0.18515" calcext:value-type="float">
            <text:p>0,18515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0.04066" calcext:value-type="float">
            <text:p>0,04066</text:p>
          </table:table-cell>
          <table:table-cell office:value-type="float" office:value="21" calcext:value-type="float">
            <text:p>21</text:p>
          </table:table-cell>
          <table:table-cell office:value-type="float" office:value="21.07364" calcext:value-type="float">
            <text:p>21,073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9.11" calcext:value-type="float">
            <text:p>5109,11</text:p>
          </table:table-cell>
          <table:table-cell office:value-type="float" office:value="0.18515" calcext:value-type="float">
            <text:p>0,18515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159" calcext:value-type="float">
            <text:p>0,00159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0.04066" calcext:value-type="float">
            <text:p>0,04066</text:p>
          </table:table-cell>
          <table:table-cell office:value-type="float" office:value="21" calcext:value-type="float">
            <text:p>21</text:p>
          </table:table-cell>
          <table:table-cell office:value-type="float" office:value="21.07364" calcext:value-type="float">
            <text:p>21,073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17" calcext:value-type="float">
            <text:p>5109,17</text:p>
          </table:table-cell>
          <table:table-cell office:value-type="float" office:value="0.46651" calcext:value-type="float">
            <text:p>0,4665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00624" calcext:value-type="float">
            <text:p>0,00624</text:p>
          </table:table-cell>
          <table:table-cell office:value-type="float" office:value="0.00741" calcext:value-type="float">
            <text:p>0,00741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8255" calcext:value-type="float">
            <text:p>0,08255</text:p>
          </table:table-cell>
          <table:table-cell office:value-type="float" office:value="0.07982" calcext:value-type="float">
            <text:p>0,07982</text:p>
          </table:table-cell>
          <table:table-cell office:value-type="float" office:value="19.61538" calcext:value-type="float">
            <text:p>19,61538</text:p>
          </table:table-cell>
          <table:table-cell office:value-type="float" office:value="19.77775" calcext:value-type="float">
            <text:p>19,777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17" calcext:value-type="float">
            <text:p>5109,17</text:p>
          </table:table-cell>
          <table:table-cell office:value-type="float" office:value="0.46651" calcext:value-type="float">
            <text:p>0,4665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00582" calcext:value-type="float">
            <text:p>0,00582</text:p>
          </table:table-cell>
          <table:table-cell office:value-type="float" office:value="0.00718" calcext:value-type="float">
            <text:p>0,00718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8255" calcext:value-type="float">
            <text:p>0,08255</text:p>
          </table:table-cell>
          <table:table-cell office:value-type="float" office:value="0.07982" calcext:value-type="float">
            <text:p>0,07982</text:p>
          </table:table-cell>
          <table:table-cell office:value-type="float" office:value="19.61538" calcext:value-type="float">
            <text:p>19,61538</text:p>
          </table:table-cell>
          <table:table-cell office:value-type="float" office:value="19.77775" calcext:value-type="float">
            <text:p>19,777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17" calcext:value-type="float">
            <text:p>5109,17</text:p>
          </table:table-cell>
          <table:table-cell office:value-type="float" office:value="0.46651" calcext:value-type="float">
            <text:p>0,4665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00729" calcext:value-type="float">
            <text:p>0,00729</text:p>
          </table:table-cell>
          <table:table-cell office:value-type="float" office:value="0.00847" calcext:value-type="float">
            <text:p>0,00847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8255" calcext:value-type="float">
            <text:p>0,08255</text:p>
          </table:table-cell>
          <table:table-cell office:value-type="float" office:value="0.07982" calcext:value-type="float">
            <text:p>0,07982</text:p>
          </table:table-cell>
          <table:table-cell office:value-type="float" office:value="19.61538" calcext:value-type="float">
            <text:p>19,61538</text:p>
          </table:table-cell>
          <table:table-cell office:value-type="float" office:value="19.77775" calcext:value-type="float">
            <text:p>19,777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17" calcext:value-type="float">
            <text:p>5109,17</text:p>
          </table:table-cell>
          <table:table-cell office:value-type="float" office:value="0.46651" calcext:value-type="float">
            <text:p>0,4665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00724" calcext:value-type="float">
            <text:p>0,00724</text:p>
          </table:table-cell>
          <table:table-cell office:value-type="float" office:value="0.00847" calcext:value-type="float">
            <text:p>0,00847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8255" calcext:value-type="float">
            <text:p>0,08255</text:p>
          </table:table-cell>
          <table:table-cell office:value-type="float" office:value="0.07982" calcext:value-type="float">
            <text:p>0,07982</text:p>
          </table:table-cell>
          <table:table-cell office:value-type="float" office:value="19.61538" calcext:value-type="float">
            <text:p>19,61538</text:p>
          </table:table-cell>
          <table:table-cell office:value-type="float" office:value="19.77775" calcext:value-type="float">
            <text:p>19,777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17" calcext:value-type="float">
            <text:p>5109,17</text:p>
          </table:table-cell>
          <table:table-cell office:value-type="float" office:value="0.46651" calcext:value-type="float">
            <text:p>0,4665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00588" calcext:value-type="float">
            <text:p>0,00588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8255" calcext:value-type="float">
            <text:p>0,08255</text:p>
          </table:table-cell>
          <table:table-cell office:value-type="float" office:value="0.07982" calcext:value-type="float">
            <text:p>0,07982</text:p>
          </table:table-cell>
          <table:table-cell office:value-type="float" office:value="19.61538" calcext:value-type="float">
            <text:p>19,61538</text:p>
          </table:table-cell>
          <table:table-cell office:value-type="float" office:value="19.77775" calcext:value-type="float">
            <text:p>19,777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7" calcext:value-type="float">
            <text:p>5115,07</text:p>
          </table:table-cell>
          <table:table-cell office:value-type="float" office:value="0.55171" calcext:value-type="float">
            <text:p>0,5517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33435" calcext:value-type="float">
            <text:p>0,33435</text:p>
          </table:table-cell>
          <table:table-cell office:value-type="float" office:value="0.35147" calcext:value-type="float">
            <text:p>0,35147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974" calcext:value-type="float">
            <text:p>0,0974</text:p>
          </table:table-cell>
          <table:table-cell office:value-type="float" office:value="0.11509" calcext:value-type="float">
            <text:p>0,11509</text:p>
          </table:table-cell>
          <table:table-cell office:value-type="float" office:value="9.76744" calcext:value-type="float">
            <text:p>9,76744</text:p>
          </table:table-cell>
          <table:table-cell office:value-type="float" office:value="9.97994" calcext:value-type="float">
            <text:p>9,979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7" calcext:value-type="float">
            <text:p>5115,07</text:p>
          </table:table-cell>
          <table:table-cell office:value-type="float" office:value="0.55171" calcext:value-type="float">
            <text:p>0,5517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33271" calcext:value-type="float">
            <text:p>0,33271</text:p>
          </table:table-cell>
          <table:table-cell office:value-type="float" office:value="0.34935" calcext:value-type="float">
            <text:p>0,34935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974" calcext:value-type="float">
            <text:p>0,0974</text:p>
          </table:table-cell>
          <table:table-cell office:value-type="float" office:value="0.11509" calcext:value-type="float">
            <text:p>0,11509</text:p>
          </table:table-cell>
          <table:table-cell office:value-type="float" office:value="9.76744" calcext:value-type="float">
            <text:p>9,76744</text:p>
          </table:table-cell>
          <table:table-cell office:value-type="float" office:value="9.97994" calcext:value-type="float">
            <text:p>9,979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7" calcext:value-type="float">
            <text:p>5115,07</text:p>
          </table:table-cell>
          <table:table-cell office:value-type="float" office:value="0.55171" calcext:value-type="float">
            <text:p>0,5517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32318" calcext:value-type="float">
            <text:p>0,32318</text:p>
          </table:table-cell>
          <table:table-cell office:value-type="float" office:value="0.33929" calcext:value-type="float">
            <text:p>0,33929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9737" calcext:value-type="float">
            <text:p>0,09737</text:p>
          </table:table-cell>
          <table:table-cell office:value-type="float" office:value="0.11509" calcext:value-type="float">
            <text:p>0,11509</text:p>
          </table:table-cell>
          <table:table-cell office:value-type="float" office:value="9.76744" calcext:value-type="float">
            <text:p>9,76744</text:p>
          </table:table-cell>
          <table:table-cell office:value-type="float" office:value="9.97991" calcext:value-type="float">
            <text:p>9,9799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7" calcext:value-type="float">
            <text:p>5115,07</text:p>
          </table:table-cell>
          <table:table-cell office:value-type="float" office:value="0.55171" calcext:value-type="float">
            <text:p>0,5517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32918" calcext:value-type="float">
            <text:p>0,32918</text:p>
          </table:table-cell>
          <table:table-cell office:value-type="float" office:value="0.34647" calcext:value-type="float">
            <text:p>0,34647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9736" calcext:value-type="float">
            <text:p>0,09736</text:p>
          </table:table-cell>
          <table:table-cell office:value-type="float" office:value="0.11509" calcext:value-type="float">
            <text:p>0,11509</text:p>
          </table:table-cell>
          <table:table-cell office:value-type="float" office:value="9.76744" calcext:value-type="float">
            <text:p>9,76744</text:p>
          </table:table-cell>
          <table:table-cell office:value-type="float" office:value="9.97989" calcext:value-type="float">
            <text:p>9,9798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7" calcext:value-type="float">
            <text:p>5115,07</text:p>
          </table:table-cell>
          <table:table-cell office:value-type="float" office:value="0.55171" calcext:value-type="float">
            <text:p>0,55171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32306" calcext:value-type="float">
            <text:p>0,32306</text:p>
          </table:table-cell>
          <table:table-cell office:value-type="float" office:value="0.34124" calcext:value-type="float">
            <text:p>0,34124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9742" calcext:value-type="float">
            <text:p>0,09742</text:p>
          </table:table-cell>
          <table:table-cell office:value-type="float" office:value="0.11509" calcext:value-type="float">
            <text:p>0,11509</text:p>
          </table:table-cell>
          <table:table-cell office:value-type="float" office:value="9.76744" calcext:value-type="float">
            <text:p>9,76744</text:p>
          </table:table-cell>
          <table:table-cell office:value-type="float" office:value="9.97995" calcext:value-type="float">
            <text:p>9,97995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1" office:value-type="float" office:value="5112.17" calcext:value-type="float">
            <text:p>5112,17</text:p>
          </table:table-cell>
          <table:table-cell table:style-name="ce1" office:value-type="float" office:value="0.76917" calcext:value-type="float">
            <text:p>0,76917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,03</text:p>
          </table:table-cell>
          <table:table-cell table:style-name="ce1" office:value-type="float" office:value="26.04771" calcext:value-type="float">
            <text:p>26,04771</text:p>
          </table:table-cell>
          <table:table-cell table:style-name="ce1" office:value-type="float" office:value="26.13659" calcext:value-type="float">
            <text:p>26,13659</text:p>
          </table:table-cell>
          <table:table-cell table:style-name="ce1" office:value-type="float" office:value="0.00063" calcext:value-type="float">
            <text:p>0,00063</text:p>
          </table:table-cell>
          <table:table-cell table:style-name="ce1" office:value-type="float" office:value="0.13572" calcext:value-type="float">
            <text:p>0,13572</text:p>
          </table:table-cell>
          <table:table-cell table:style-name="ce1" office:value-type="float" office:value="0.15016" calcext:value-type="float">
            <text:p>0,15016</text:p>
          </table:table-cell>
          <table:table-cell table:style-name="ce1" office:value-type="float" office:value="10.5" calcext:value-type="float">
            <text:p>10,5</text:p>
          </table:table-cell>
          <table:table-cell table:style-name="ce1" office:value-type="float" office:value="10.78587" calcext:value-type="float">
            <text:p>10,78587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1" office:value-type="float" office:value="5112.17" calcext:value-type="float">
            <text:p>5112,17</text:p>
          </table:table-cell>
          <table:table-cell table:style-name="ce1" office:value-type="float" office:value="0.76917" calcext:value-type="float">
            <text:p>0,76917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,03</text:p>
          </table:table-cell>
          <table:table-cell table:style-name="ce1" office:value-type="float" office:value="26.87935" calcext:value-type="float">
            <text:p>26,87935</text:p>
          </table:table-cell>
          <table:table-cell table:style-name="ce1" office:value-type="float" office:value="26.97206" calcext:value-type="float">
            <text:p>26,97206</text:p>
          </table:table-cell>
          <table:table-cell table:style-name="ce1" office:value-type="float" office:value="0.00063" calcext:value-type="float">
            <text:p>0,00063</text:p>
          </table:table-cell>
          <table:table-cell table:style-name="ce1" office:value-type="float" office:value="0.13572" calcext:value-type="float">
            <text:p>0,13572</text:p>
          </table:table-cell>
          <table:table-cell table:style-name="ce1" office:value-type="float" office:value="0.15016" calcext:value-type="float">
            <text:p>0,15016</text:p>
          </table:table-cell>
          <table:table-cell table:style-name="ce1" office:value-type="float" office:value="10.5" calcext:value-type="float">
            <text:p>10,5</text:p>
          </table:table-cell>
          <table:table-cell table:style-name="ce1" office:value-type="float" office:value="10.78587" calcext:value-type="float">
            <text:p>10,78587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1" office:value-type="float" office:value="5112.17" calcext:value-type="float">
            <text:p>5112,17</text:p>
          </table:table-cell>
          <table:table-cell table:style-name="ce1" office:value-type="float" office:value="0.76917" calcext:value-type="float">
            <text:p>0,76917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,03</text:p>
          </table:table-cell>
          <table:table-cell table:style-name="ce1" office:value-type="float" office:value="26.18218" calcext:value-type="float">
            <text:p>26,18218</text:p>
          </table:table-cell>
          <table:table-cell table:style-name="ce1" office:value-type="float" office:value="26.27118" calcext:value-type="float">
            <text:p>26,27118</text:p>
          </table:table-cell>
          <table:table-cell table:style-name="ce1" office:value-type="float" office:value="0.00063" calcext:value-type="float">
            <text:p>0,00063</text:p>
          </table:table-cell>
          <table:table-cell table:style-name="ce1" office:value-type="float" office:value="0.13572" calcext:value-type="float">
            <text:p>0,13572</text:p>
          </table:table-cell>
          <table:table-cell table:style-name="ce1" office:value-type="float" office:value="0.15016" calcext:value-type="float">
            <text:p>0,15016</text:p>
          </table:table-cell>
          <table:table-cell table:style-name="ce1" office:value-type="float" office:value="10.5" calcext:value-type="float">
            <text:p>10,5</text:p>
          </table:table-cell>
          <table:table-cell table:style-name="ce1" office:value-type="float" office:value="10.78587" calcext:value-type="float">
            <text:p>10,78587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1" office:value-type="float" office:value="5112.17" calcext:value-type="float">
            <text:p>5112,17</text:p>
          </table:table-cell>
          <table:table-cell table:style-name="ce1" office:value-type="float" office:value="0.76917" calcext:value-type="float">
            <text:p>0,76917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,03</text:p>
          </table:table-cell>
          <table:table-cell table:style-name="ce1" office:value-type="float" office:value="27.20547" calcext:value-type="float">
            <text:p>27,20547</text:p>
          </table:table-cell>
          <table:table-cell table:style-name="ce1" office:value-type="float" office:value="27.30118" calcext:value-type="float">
            <text:p>27,30118</text:p>
          </table:table-cell>
          <table:table-cell table:style-name="ce1" office:value-type="float" office:value="0.00063" calcext:value-type="float">
            <text:p>0,00063</text:p>
          </table:table-cell>
          <table:table-cell table:style-name="ce1" office:value-type="float" office:value="0.13572" calcext:value-type="float">
            <text:p>0,13572</text:p>
          </table:table-cell>
          <table:table-cell table:style-name="ce1" office:value-type="float" office:value="0.15016" calcext:value-type="float">
            <text:p>0,15016</text:p>
          </table:table-cell>
          <table:table-cell table:style-name="ce1" office:value-type="float" office:value="10.5" calcext:value-type="float">
            <text:p>10,5</text:p>
          </table:table-cell>
          <table:table-cell table:style-name="ce1" office:value-type="float" office:value="10.78587" calcext:value-type="float">
            <text:p>10,78587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1" office:value-type="float" office:value="5112.17" calcext:value-type="float">
            <text:p>5112,17</text:p>
          </table:table-cell>
          <table:table-cell table:style-name="ce1" office:value-type="float" office:value="0.76917" calcext:value-type="float">
            <text:p>0,76917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,03</text:p>
          </table:table-cell>
          <table:table-cell table:style-name="ce1" office:value-type="float" office:value="26.77235" calcext:value-type="float">
            <text:p>26,77235</text:p>
          </table:table-cell>
          <table:table-cell table:style-name="ce1" office:value-type="float" office:value="26.86606" calcext:value-type="float">
            <text:p>26,86606</text:p>
          </table:table-cell>
          <table:table-cell table:style-name="ce1" office:value-type="float" office:value="0.00063" calcext:value-type="float">
            <text:p>0,00063</text:p>
          </table:table-cell>
          <table:table-cell table:style-name="ce1" office:value-type="float" office:value="0.13572" calcext:value-type="float">
            <text:p>0,13572</text:p>
          </table:table-cell>
          <table:table-cell table:style-name="ce1" office:value-type="float" office:value="0.15016" calcext:value-type="float">
            <text:p>0,15016</text:p>
          </table:table-cell>
          <table:table-cell table:style-name="ce1" office:value-type="float" office:value="10.5" calcext:value-type="float">
            <text:p>10,5</text:p>
          </table:table-cell>
          <table:table-cell table:style-name="ce1" office:value-type="float" office:value="10.78587" calcext:value-type="float">
            <text:p>10,7858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</table:table>
      <table:table table:name="BFMC_RS_AVG" table:style-name="ta1">
        <table:table-column table:style-name="co14" table:number-columns-repeated="13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BFMC_RS.C2:.C6])" office:value-type="float" office:value="5109.11" calcext:value-type="float">
            <text:p>5109,11</text:p>
          </table:table-cell>
          <table:table-cell table:formula="of:=AVERAGE([BFMC_RS.D2:.D6])" office:value-type="float" office:value="0.18515" calcext:value-type="float">
            <text:p>0,18515</text:p>
          </table:table-cell>
          <table:table-cell table:formula="of:=AVERAGE([BFMC_RS.E2:.E6])" office:value-type="float" office:value="3" calcext:value-type="float">
            <text:p>3</text:p>
          </table:table-cell>
          <table:table-cell table:formula="of:=AVERAGE([BFMC_RS.F2:.F6])" office:value-type="float" office:value="0.06" calcext:value-type="float">
            <text:p>0,06</text:p>
          </table:table-cell>
          <table:table-cell table:formula="of:=AVERAGE([BFMC_RS.G2:.G6])" office:value-type="float" office:value="0.000672" calcext:value-type="float">
            <text:p>0,000672</text:p>
          </table:table-cell>
          <table:table-cell table:formula="of:=AVERAGE([BFMC_RS.H2:.H6])" office:value-type="float" office:value="0.001682" calcext:value-type="float">
            <text:p>0,001682</text:p>
          </table:table-cell>
          <table:table-cell table:formula="of:=AVERAGE([BFMC_RS.I2:.I6])" office:value-type="float" office:value="0.00191" calcext:value-type="float">
            <text:p>0,00191</text:p>
          </table:table-cell>
          <table:table-cell table:formula="of:=AVERAGE([BFMC_RS.J2:.J6])" office:value-type="float" office:value="0.03298" calcext:value-type="float">
            <text:p>0,03298</text:p>
          </table:table-cell>
          <table:table-cell table:formula="of:=AVERAGE([BFMC_RS.K2:.K6])" office:value-type="float" office:value="0.04066" calcext:value-type="float">
            <text:p>0,04066</text:p>
          </table:table-cell>
          <table:table-cell table:formula="of:=AVERAGE([BFMC_RS.L2:.L6])" office:value-type="float" office:value="21" calcext:value-type="float">
            <text:p>21</text:p>
          </table:table-cell>
          <table:table-cell table:formula="of:=AVERAGE([BFMC_RS.M2:.M6])" office:value-type="float" office:value="21.07364" calcext:value-type="float">
            <text:p>21,07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BFMC_RS.C7:.C11])" office:value-type="float" office:value="5109.17" calcext:value-type="float">
            <text:p>5109,17</text:p>
          </table:table-cell>
          <table:table-cell table:formula="of:=AVERAGE([BFMC_RS.D7:.D11])" office:value-type="float" office:value="0.46651" calcext:value-type="float">
            <text:p>0,46651</text:p>
          </table:table-cell>
          <table:table-cell table:formula="of:=AVERAGE([BFMC_RS.E7:.E11])" office:value-type="float" office:value="5" calcext:value-type="float">
            <text:p>5</text:p>
          </table:table-cell>
          <table:table-cell table:formula="of:=AVERAGE([BFMC_RS.F7:.F11])" office:value-type="float" office:value="0.05" calcext:value-type="float">
            <text:p>0,05</text:p>
          </table:table-cell>
          <table:table-cell table:formula="of:=AVERAGE([BFMC_RS.G7:.G11])" office:value-type="float" office:value="0.006494" calcext:value-type="float">
            <text:p>0,006494</text:p>
          </table:table-cell>
          <table:table-cell table:formula="of:=AVERAGE([BFMC_RS.H7:.H11])" office:value-type="float" office:value="0.007706" calcext:value-type="float">
            <text:p>0,007706</text:p>
          </table:table-cell>
          <table:table-cell table:formula="of:=AVERAGE([BFMC_RS.I7:.I11])" office:value-type="float" office:value="0.00173" calcext:value-type="float">
            <text:p>0,00173</text:p>
          </table:table-cell>
          <table:table-cell table:formula="of:=AVERAGE([BFMC_RS.J7:.J11])" office:value-type="float" office:value="0.08255" calcext:value-type="float">
            <text:p>0,08255</text:p>
          </table:table-cell>
          <table:table-cell table:formula="of:=AVERAGE([BFMC_RS.K7:.K11])" office:value-type="float" office:value="0.07982" calcext:value-type="float">
            <text:p>0,07982</text:p>
          </table:table-cell>
          <table:table-cell table:formula="of:=AVERAGE([BFMC_RS.L7:.L11])" office:value-type="float" office:value="19.61538" calcext:value-type="float">
            <text:p>19,61538</text:p>
          </table:table-cell>
          <table:table-cell table:formula="of:=AVERAGE([BFMC_RS.M7:.M11])" office:value-type="float" office:value="19.77775" calcext:value-type="float">
            <text:p>19,777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BFMC_RS.C12:.C16])" office:value-type="float" office:value="5115.07" calcext:value-type="float">
            <text:p>5115,07</text:p>
          </table:table-cell>
          <table:table-cell table:formula="of:=AVERAGE([BFMC_RS.D12:.D16])" office:value-type="float" office:value="0.55171" calcext:value-type="float">
            <text:p>0,55171</text:p>
          </table:table-cell>
          <table:table-cell table:formula="of:=AVERAGE([BFMC_RS.E12:.E16])" office:value-type="float" office:value="5" calcext:value-type="float">
            <text:p>5</text:p>
          </table:table-cell>
          <table:table-cell table:formula="of:=AVERAGE([BFMC_RS.F12:.F16])" office:value-type="float" office:value="0.03" calcext:value-type="float">
            <text:p>0,03</text:p>
          </table:table-cell>
          <table:table-cell table:formula="of:=AVERAGE([BFMC_RS.G12:.G16])" office:value-type="float" office:value="0.328496" calcext:value-type="float">
            <text:p>0,328496</text:p>
          </table:table-cell>
          <table:table-cell table:formula="of:=AVERAGE([BFMC_RS.H12:.H16])" office:value-type="float" office:value="0.345564" calcext:value-type="float">
            <text:p>0,345564</text:p>
          </table:table-cell>
          <table:table-cell table:formula="of:=AVERAGE([BFMC_RS.I12:.I16])" office:value-type="float" office:value="0.000716" calcext:value-type="float">
            <text:p>0,000716</text:p>
          </table:table-cell>
          <table:table-cell table:formula="of:=AVERAGE([BFMC_RS.J12:.J16])" office:value-type="float" office:value="0.09739" calcext:value-type="float">
            <text:p>0,09739</text:p>
          </table:table-cell>
          <table:table-cell table:formula="of:=AVERAGE([BFMC_RS.K12:.K16])" office:value-type="float" office:value="0.11509" calcext:value-type="float">
            <text:p>0,11509</text:p>
          </table:table-cell>
          <table:table-cell table:formula="of:=AVERAGE([BFMC_RS.L12:.L16])" office:value-type="float" office:value="9.76744" calcext:value-type="float">
            <text:p>9,76744</text:p>
          </table:table-cell>
          <table:table-cell table:formula="of:=AVERAGE([BFMC_RS.M12:.M16])" office:value-type="float" office:value="9.979926" calcext:value-type="float">
            <text:p>9,97992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BFMC_RS.C17:.C21])" office:value-type="float" office:value="5112.17" calcext:value-type="float">
            <text:p>5112,17</text:p>
          </table:table-cell>
          <table:table-cell table:formula="of:=AVERAGE([BFMC_RS.D17:.D21])" office:value-type="float" office:value="0.76917" calcext:value-type="float">
            <text:p>0,76917</text:p>
          </table:table-cell>
          <table:table-cell table:formula="of:=AVERAGE([BFMC_RS.E17:.E21])" office:value-type="float" office:value="6" calcext:value-type="float">
            <text:p>6</text:p>
          </table:table-cell>
          <table:table-cell table:formula="of:=AVERAGE([BFMC_RS.F17:.F21])" office:value-type="float" office:value="0.03" calcext:value-type="float">
            <text:p>0,03</text:p>
          </table:table-cell>
          <table:table-cell table:formula="of:=AVERAGE([BFMC_RS.G17:.G21])" office:value-type="float" office:value="26.617412" calcext:value-type="float">
            <text:p>26,617412</text:p>
          </table:table-cell>
          <table:table-cell table:formula="of:=AVERAGE([BFMC_RS.H17:.H21])" office:value-type="float" office:value="26.709414" calcext:value-type="float">
            <text:p>26,709414</text:p>
          </table:table-cell>
          <table:table-cell table:formula="of:=AVERAGE([BFMC_RS.I17:.I21])" office:value-type="float" office:value="0.00063" calcext:value-type="float">
            <text:p>0,00063</text:p>
          </table:table-cell>
          <table:table-cell table:formula="of:=AVERAGE([BFMC_RS.J17:.J21])" office:value-type="float" office:value="0.13572" calcext:value-type="float">
            <text:p>0,13572</text:p>
          </table:table-cell>
          <table:table-cell table:formula="of:=AVERAGE([BFMC_RS.K17:.K21])" office:value-type="float" office:value="0.15016" calcext:value-type="float">
            <text:p>0,15016</text:p>
          </table:table-cell>
          <table:table-cell table:formula="of:=AVERAGE([BFMC_RS.L17:.L21])" office:value-type="float" office:value="10.5" calcext:value-type="float">
            <text:p>10,5</text:p>
          </table:table-cell>
          <table:table-cell table:formula="of:=AVERAGE([BFMC_RS.M17:.M21])" office:value-type="float" office:value="10.78587" calcext:value-type="float">
            <text:p>10,78587</text:p>
          </table:table-cell>
        </table:table-row>
      </table:table>
      <table:table table:name="Sheet3" table:style-name="ta1">
        <table:table-column table:style-name="co14" table:number-columns-repeated="7" table:default-cell-style-name="Default"/>
        <table:table-column table:style-name="co14" table:default-cell-style-name="ce1"/>
        <table:table-column table:style-name="co14" table:number-columns-repeated="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00194" calcext:value-type="float">
            <text:p>0,0019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.00476" calcext:value-type="float">
            <text:p>0,0047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00682" calcext:value-type="float">
            <text:p>0,0068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0.00518" calcext:value-type="float">
            <text:p>0,0051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0.05265" calcext:value-type="float">
            <text:p>0,0526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.47182" calcext:value-type="float">
            <text:p>2,471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7:48:29.963687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46:26.648034912</meta:creation-date>
    <dc:date>2017-01-02T19:42:48.923508558</dc:date>
    <meta:editing-duration>PT5H24M52S</meta:editing-duration>
    <meta:editing-cycles>40</meta:editing-cycles>
    <meta:generator>LibreOffice/5.2.4.1$Linux_X86_64 LibreOffice_project/20m0$Build-1</meta:generator>
    <meta:document-statistic meta:table-count="3" meta:cell-count="377" meta:object-count="0"/>
  </office:meta>
</office:document-meta>
</file>